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Malgun Gothic Semilight1" svg:font-family="'Malgun Gothic Semilight'" style:font-family-generic="swiss"/>
    <style:font-face style:name="SimSun-ExtB" svg:font-family="SimSun-ExtB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lgun Gothic Semilight2" svg:font-family="'Malgun Gothic Semilight'" style:font-family-generic="swiss" style:font-pitch="variable"/>
    <style:font-face style:name="Malgun Gothic Semilight" svg:font-family="'Malgun Gothic Semi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61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368cm" fo:min-width="2.258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0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1.32cm"/>
    </style:style>
    <style:style style:name="gr8" style:family="graphic" style:parent-style-name="standard">
      <style:graphic-properties draw:stroke="none" svg:stroke-color="#000000" draw:fill="none" draw:fill-color="#ffffff" fo:min-height="4.116cm"/>
    </style:style>
    <style:style style:name="gr9" style:family="graphic" style:parent-style-name="standard">
      <style:graphic-properties draw:stroke="none" svg:stroke-color="#000000" draw:fill="none" draw:fill-color="#ffffff" fo:min-height="1.723cm"/>
    </style:style>
    <style:style style:name="gr10" style:family="graphic" style:parent-style-name="standard">
      <style:graphic-properties draw:stroke="none" svg:stroke-color="#000000" draw:fill="none" draw:fill-color="#ffffff" fo:min-height="1.951cm"/>
    </style:style>
    <style:style style:name="gr11" style:family="graphic" style:parent-style-name="standard">
      <style:graphic-properties draw:stroke="none" svg:stroke-color="#000000" draw:fill="none" draw:fill-color="#ffffff" fo:min-height="1.883cm"/>
    </style:style>
    <style:style style:name="gr12" style:family="graphic" style:parent-style-name="standard">
      <style:graphic-properties draw:stroke="none" svg:stroke-color="#000000" draw:fill="none" draw:fill-color="#ffffff" fo:min-height="0.628cm"/>
    </style:style>
    <style:style style:name="gr1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1.25cm"/>
    </style:style>
    <style:style style:name="gr1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5cm"/>
    </style:style>
    <style:style style:name="gr19" style:family="graphic" style:parent-style-name="standard">
      <style:graphic-properties draw:stroke="none" svg:stroke-color="#000000" draw:fill="none" draw:fill-color="#ffffff" fo:min-height="0.7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Corbel Light1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Corbel Light" fo:font-size="48pt" style:font-size-asian="48pt" style:font-size-complex="48pt"/>
    </style:style>
    <style:style style:name="P5" style:family="paragraph">
      <loext:graphic-properties draw:fill="none" draw:fill-color="#ffffff"/>
      <style:text-properties style:font-name="Corbel Light1" fo:font-size="30pt" fo:font-style="italic" style:font-size-asian="30pt" style:font-style-asian="italic" style:font-size-complex="30pt" style:font-style-complex="italic"/>
    </style:style>
    <style:style style:name="P6" style:family="paragraph">
      <loext:graphic-properties draw:fill="none" draw:fill-color="#ffffff"/>
      <style:text-properties style:font-name="Malgun Gothic Semilight" fo:font-size="24pt" fo:font-style="normal" style:font-size-asian="24pt" style:font-style-asian="normal" style:font-size-complex="24pt" style:font-style-complex="normal"/>
    </style:style>
    <style:style style:name="P7" style:family="paragraph">
      <loext:graphic-properties draw:fill="none" draw:fill-color="#ffffff"/>
      <style:text-properties style:font-name="Malgun Gothic Semilight"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SimSun-ExtB" fo:font-size="60pt" fo:font-style="normal" style:font-size-asian="60pt" style:font-style-asian="normal" style:font-size-complex="60pt" style:font-style-complex="normal"/>
    </style:style>
    <style:style style:name="P9" style:family="paragraph">
      <loext:graphic-properties draw:fill="none" draw:fill-color="#ffffff"/>
      <style:text-properties style:font-name="Corbel Light1"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style:font-name="Malgun Gothic Semilight2" fo:font-size="26pt" fo:font-style="italic" style:font-size-asian="26pt" style:font-style-asian="italic" style:font-size-complex="26pt" style:font-style-complex="italic"/>
    </style:style>
    <style:style style:name="P13" style:family="paragraph">
      <loext:graphic-properties draw:fill="none" draw:fill-color="#ffffff"/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  <style:text-properties style:font-name="Liberation Sans Narrow"/>
    </style:style>
    <style:style style:name="T1" style:family="text">
      <style:text-properties style:font-name="Corbel Light" fo:font-size="48pt" style:font-name-asian="Liberation Sans1" style:font-size-asian="48pt" style:font-name-complex="Liberation Sans1" style:font-size-complex="48pt"/>
    </style:style>
    <style:style style:name="T2" style:family="text">
      <style:text-properties style:font-name="Corbel Light1" fo:font-size="30pt" fo:font-style="italic" style:font-size-asian="30pt" style:font-style-asian="italic" style:font-size-complex="30pt" style:font-style-complex="italic"/>
    </style:style>
    <style:style style:name="T3" style:family="text">
      <style:text-properties style:font-name="Corbel Light1" fo:font-size="30pt" fo:font-style="italic" style:font-name-asian="Liberation Sans1" style:font-size-asian="30pt" style:font-style-asian="italic" style:font-name-complex="Liberation Sans1" style:font-size-complex="30pt" style:font-style-complex="italic"/>
    </style:style>
    <style:style style:name="T4" style:family="text">
      <style:text-properties style:font-name="Malgun Gothic Semilight"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text-position="-33% 58%" style:font-name="Malgun Gothic Semilight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Malgun Gothic Semilight" fo:font-size="24pt" style:font-size-asian="24pt" style:font-size-complex="24pt"/>
    </style:style>
    <style:style style:name="T7" style:family="text">
      <style:text-properties style:text-position="-33% 58%" style:font-name="Malgun Gothic Semilight" fo:font-size="24pt" style:font-size-asian="24pt" style:font-size-complex="24pt"/>
    </style:style>
    <style:style style:name="T8" style:family="text">
      <style:text-properties style:font-name="SimSun-ExtB" fo:font-size="60pt" fo:font-style="normal" style:font-name-asian="Liberation Sans1" style:font-size-asian="60pt" style:font-style-asian="normal" style:font-name-complex="Liberation Sans1" style:font-size-complex="60pt" style:font-style-complex="normal"/>
    </style:style>
    <style:style style:name="T9" style:family="text">
      <style:text-properties style:font-name="Corbel Light1" fo:font-size="24pt" style:font-size-asian="24pt" style:font-size-complex="24pt"/>
    </style:style>
    <style:style style:name="T10" style:family="text">
      <style:text-properties style:text-position="-33% 58%" style:font-name="Corbel Light1" fo:font-size="24pt" style:font-size-asian="24pt" style:font-size-complex="24pt"/>
    </style:style>
    <style:style style:name="T11" style:family="text">
      <style:text-properties style:text-position="-33% 58%" style:font-name="Corbel Light1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lgun Gothic Semilight2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font-name="Malgun Gothic Semilight1" fo:font-size="22pt" fo:font-style="normal" style:font-name-asian="Malgun Gothic Semilight1" style:font-size-asian="22pt" style:font-style-asian="normal" style:font-name-complex="Malgun Gothic Semilight1" style:font-size-complex="22pt" style:font-style-complex="normal"/>
    </style:style>
    <style:style style:name="T15" style:family="text">
      <style:text-properties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75cm" svg:height="1.5cm" svg:x="2.92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5cm" svg:height="1.5cm" svg:x="2.8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5cm" svg:height="1.5cm" svg:x="2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cm" svg:height="3.7cm" svg:x="10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6cm" svg:y1="12.232cm" svg:x2="10.4cm" svg:y2="15.7cm">
          <text:p/>
        </draw:line>
        <draw:line draw:style-name="gr3" draw:text-style-name="P2" draw:layer="layout" svg:x1="4.6cm" svg:y1="15.9cm" svg:x2="10.3cm" svg:y2="16cm">
          <text:p/>
        </draw:line>
        <draw:line draw:style-name="gr3" draw:text-style-name="P2" draw:layer="layout" svg:x1="4.6cm" svg:y1="19.6cm" svg:x2="10.4cm" svg:y2="16.3cm">
          <text:p/>
        </draw:line>
        <draw:line draw:style-name="gr4" draw:text-style-name="P3" draw:layer="layout" svg:x1="12.8cm" svg:y1="14.2cm" svg:x2="12.8cm" svg:y2="17.9cm">
          <text:p/>
        </draw:line>
        <draw:frame draw:style-name="gr5" draw:text-style-name="P4" draw:layer="layout" svg:width="1.8cm" svg:height="2.156cm" svg:x="11.3cm" svg:y="15.076cm">
          <draw:text-box>
            <text:p><text:span text:style-name="T1">z</text:span></text:p>
          </draw:text-box>
        </draw:frame>
        <draw:frame draw:style-name="gr6" draw:text-style-name="P5" draw:layer="layout" svg:width="2.5cm" svg:height="1.9cm" svg:x="12.8cm" svg:y="15.332cm">
          <draw:text-box>
            <text:p><text:span text:style-name="T2">g(</text:span><text:span text:style-name="T3">z</text:span><text:span text:style-name="T2">)</text:span></text:p>
          </draw:text-box>
        </draw:frame>
        <draw:line draw:style-name="gr3" draw:text-style-name="P2" draw:layer="layout" svg:x1="14.8cm" svg:y1="16cm" svg:x2="17.8cm" svg:y2="16cm">
          <text:p/>
        </draw:line>
        <draw:frame draw:style-name="gr7" draw:text-style-name="P6" draw:layer="layout" svg:width="1.2cm" svg:height="1.57cm" svg:x="3.2cm" svg:y="11.4cm">
          <draw:text-box>
            <text:p><text:span text:style-name="T4">x</text:span><text:span text:style-name="T5">1</text:span></text:p>
          </draw:text-box>
        </draw:frame>
        <draw:frame draw:style-name="gr7" draw:text-style-name="P7" draw:layer="layout" svg:width="1.2cm" svg:height="1.57cm" svg:x="3.1cm" svg:y="15.1cm">
          <draw:text-box>
            <text:p><text:span text:style-name="T6">x</text:span><text:span text:style-name="T7">2</text:span></text:p>
          </draw:text-box>
        </draw:frame>
        <draw:frame draw:style-name="gr7" draw:text-style-name="P7" draw:layer="layout" svg:width="1.2cm" svg:height="1.57cm" svg:x="3.2cm" svg:y="18.73cm">
          <draw:text-box>
            <text:p><text:span text:style-name="T6">x</text:span><text:span text:style-name="T7">3</text:span></text:p>
          </draw:text-box>
        </draw:frame>
        <draw:frame draw:style-name="gr8" draw:text-style-name="P8" draw:layer="layout" svg:width="1.4cm" svg:height="4.366cm" svg:x="17.4cm" svg:y="14.834cm">
          <draw:text-box>
            <text:p><text:span text:style-name="T8">{</text:span></text:p>
          </draw:text-box>
        </draw:frame>
        <draw:frame draw:style-name="gr9" draw:text-style-name="P9" draw:layer="layout" svg:width="1.6cm" svg:height="1.973cm" svg:x="6.5cm" svg:y="12.632cm">
          <draw:text-box>
            <text:p><text:span text:style-name="T9">w</text:span><text:span text:style-name="T10">1</text:span></text:p>
          </draw:text-box>
        </draw:frame>
        <draw:frame draw:style-name="gr10" draw:text-style-name="P9" draw:layer="layout" svg:width="1.6cm" svg:height="2.201cm" svg:x="6.5cm" svg:y="16.732cm">
          <draw:text-box>
            <text:p><text:span text:style-name="T9">w</text:span><text:span text:style-name="T11">3</text:span></text:p>
          </draw:text-box>
        </draw:frame>
        <draw:frame draw:style-name="gr11" draw:text-style-name="P9" draw:layer="layout" svg:width="1.8cm" svg:height="2.133cm" svg:x="6.5cm" svg:y="14.799cm">
          <draw:text-box>
            <text:p><text:span text:style-name="T9">w</text:span><text:span text:style-name="T10">2</text:span></text:p>
          </draw:text-box>
        </draw:frame>
        <draw:frame draw:style-name="gr12" draw:text-style-name="P10" draw:layer="layout" svg:width="0.8cm" svg:height="0.878cm" svg:x="18.4cm" svg:y="14.954cm">
          <draw:text-box>
            <text:p><text:span text:style-name="T12">1</text:span></text:p>
          </draw:text-box>
        </draw:frame>
        <draw:frame draw:style-name="gr12" draw:text-style-name="P10" draw:layer="layout" svg:width="0.8cm" svg:height="0.878cm" svg:x="18.4cm" svg:y="16.154cm">
          <draw:text-box>
            <text:p><text:span text:style-name="T12">0</text:span></text:p>
          </draw:text-box>
        </draw:frame>
        <draw:frame draw:style-name="gr13" draw:text-style-name="P11" draw:layer="layout" svg:width="1.999cm" svg:height="0.999cm" svg:x="14.305cm" svg:y="19.7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1" draw:layer="layout" svg:width="0.2cm" svg:height="0.47cm" svg:x="12.903cm" svg:y="25.6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2" draw:layer="layout" svg:x1="10cm" svg:y1="20.832cm" svg:x2="10cm" svg:y2="28.132cm">
          <text:p/>
        </draw:line>
        <draw:line draw:style-name="gr4" draw:text-style-name="P2" draw:layer="layout" svg:x1="10cm" svg:y1="28.132cm" svg:x2="18.3cm" svg:y2="28.132cm">
          <text:p/>
        </draw:line>
        <draw:line draw:style-name="gr14" draw:text-style-name="P2" draw:layer="layout" svg:x1="10cm" svg:y1="28.132cm" svg:x2="13.8cm" svg:y2="28.132cm">
          <text:p/>
        </draw:line>
        <draw:line draw:style-name="gr14" draw:text-style-name="P2" draw:layer="layout" svg:x1="13.8cm" svg:y1="21.932cm" svg:x2="13.8cm" svg:y2="28.132cm">
          <text:p/>
        </draw:line>
        <draw:line draw:style-name="gr14" draw:text-style-name="P2" draw:layer="layout" svg:x1="13.8cm" svg:y1="21.932cm" svg:x2="17.6cm" svg:y2="21.932cm">
          <text:p/>
        </draw:line>
        <draw:frame draw:style-name="gr15" draw:text-style-name="P12" draw:layer="layout" svg:width="3.7cm" svg:height="1.7cm" svg:x="9.2cm" svg:y="19.232cm">
          <draw:text-box>
            <text:p><text:span text:style-name="T13">g(z</text:span><text:span text:style-name="T13">)</text:span></text:p>
          </draw:text-box>
        </draw:frame>
        <draw:frame draw:style-name="gr16" draw:text-style-name="P13" draw:layer="layout" svg:width="1.6cm" svg:height="1.5cm" svg:x="18.2cm" svg:y="27.432cm">
          <draw:text-box>
            <text:p><text:span text:style-name="T14">z</text:span></text:p>
          </draw:text-box>
        </draw:frame>
        <draw:line draw:style-name="gr17" draw:text-style-name="P2" draw:layer="layout" svg:x1="13.8cm" svg:y1="21.932cm" svg:x2="10cm" svg:y2="21.932cm">
          <text:p/>
        </draw:line>
        <draw:frame draw:style-name="gr18" draw:text-style-name="P14" draw:layer="layout" svg:width="1.2cm" svg:height="1.4cm" svg:x="9.3cm" svg:y="21.432cm">
          <draw:text-box>
            <text:p><text:span text:style-name="T15">1</text:span></text:p>
          </draw:text-box>
        </draw:frame>
        <draw:frame draw:style-name="gr19" draw:text-style-name="P10" draw:layer="layout" svg:width="0.8cm" svg:height="0.985cm" svg:x="9.1cm" svg:y="27.532cm">
          <draw:text-box>
            <text:p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Malgun Gothic Semilight1" svg:font-family="'Malgun Gothic Semilight'" style:font-family-generic="swiss"/>
    <style:font-face style:name="SimSun-ExtB" svg:font-family="SimSun-ExtB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lgun Gothic Semilight2" svg:font-family="'Malgun Gothic Semilight'" style:font-family-generic="swiss" style:font-pitch="variable"/>
    <style:font-face style:name="Malgun Gothic Semilight" svg:font-family="'Malgun Gothic Semi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432cm" fo:margin-bottom="1.183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8T23:12:26.469000000</meta:creation-date>
    <dc:date>2021-03-23T03:16:06.525000000</dc:date>
    <meta:editing-duration>PT9M42S</meta:editing-duration>
    <meta:editing-cycles>4</meta:editing-cycles>
    <meta:generator>LibreOffice/6.1.0.3$Windows_X86_64 LibreOffice_project/efb621ed25068d70781dc026f7e9c5187a4decd1</meta:generator>
    <meta:document-statistic meta:object-count="3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